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75a" officeooo:paragraph-rsid="0016475a"/>
    </style:style>
    <style:style style:name="P2" style:family="paragraph" style:parent-style-name="Subtitle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eres de crear objectes amb JS</text:p>
      <text:p text:style-name="P1"/>
      <text:h text:style-name="Heading_20_3" text:outline-level="3">1. literal</text:h>
      <text:p text:style-name="Text_20_body"><text:tab/>prototipus → Object.prototype</text:p>
      <text:h text:style-name="Heading_20_3" text:outline-level="3">2. invocant una funció F amb new</text:h>
      <text:p text:style-name="Text_20_body"><text:tab/>prototipus → F.prototype</text:p>
      <text:h text:style-name="Heading_20_3" text:outline-level="3">3. Object.create(p)</text:h>
      <text:p text:style-name="Text_20_body"><text:tab/>prototipus →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8:39:06.453803382</meta:creation-date>
    <dc:date>2019-11-28T08:42:18.217762183</dc:date>
    <meta:editing-duration>PT3M17S</meta:editing-duration>
    <meta:editing-cycles>1</meta:editing-cycles>
    <meta:document-statistic meta:table-count="0" meta:image-count="0" meta:object-count="0" meta:page-count="1" meta:paragraph-count="7" meta:word-count="26" meta:character-count="163" meta:non-whitespace-character-count="141"/>
    <meta:generator>LibreOffice/6.1.3.2$Linux_X86_64 LibreOffice_project/10$Build-2</meta:generator>
  </office:meta>
</office:document-meta>
</file>